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2cb04a" officeooo:paragraph-rsid="00370c6a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e5848" officeooo:paragraph-rsid="00370c6a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edadc" officeooo:paragraph-rsid="003ff534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440ad" officeooo:paragraph-rsid="003ff534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370c6a" officeooo:paragraph-rsid="00370c6a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3b83ef" officeooo:paragraph-rsid="003b83ef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3b83ef" officeooo:paragraph-rsid="003b83e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3b83ef" officeooo:paragraph-rsid="003ff53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paragraph-rsid="001a2c86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20f97" officeooo:paragraph-rsid="00320f9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33983" officeooo:paragraph-rsid="00333983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70c6a" officeooo:paragraph-rsid="00370c6a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70c6a" officeooo:paragraph-rsid="003ff534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440ad" officeooo:paragraph-rsid="003ff534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3ff534" officeooo:paragraph-rsid="003ff534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3b83ef" officeooo:paragraph-rsid="003ff534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fo:font-size="14pt" officeooo:rsid="003b83ef" officeooo:paragraph-rsid="003ff534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3da775"/>
    </style:style>
    <style:style style:name="T4" style:family="text">
      <style:text-properties officeooo:rsid="003ff534"/>
    </style:style>
    <style:style style:name="T5" style:family="text">
      <style:text-properties officeooo:rsid="00402458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2in" draw:marker-end="Arrow" draw:marker-end-width="0.2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svg:stroke-width="0.0201in" draw:marker-start="" draw:marker-start-width="0.2in" draw:marker-end="Arrow" draw:marker-end-width="0.2in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draw:stroke="dash" draw:stroke-dash="Ultrafine_20_Dashed"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Concept Pre-Inventory </text:span><text:variable-set text:name="Assignment" office:value-type="float" office:value="2.1" style:data-style-name="N0">2.1</text:variable-set>: </text:p>
      <text:p text:style-name="P10"/>
      <text:list xml:id="list4974940756363522958" text:style-name="L1">
        <text:list-item>
          <text:p text:style-name="P11">You graph the position of a car as a function of time on a graph. <text:s/><text:span text:style-name="T3">The car is traveling in the positive direction. <text:s/></text:span>If this car were to start from a red light and speed up at a constant rate, you would expect the graph to be - </text:p>
          <text:list>
            <text:list-item>
              <text:p text:style-name="P11">A diagonal line with a positive slope.</text:p>
            </text:list-item>
            <text:list-item>
              <text:p text:style-name="P11">A diagonal line with a negative slope.</text:p>
            </text:list-item>
            <text:list-item>
              <text:p text:style-name="P11">A parabola that opens upward.</text:p>
            </text:list-item>
            <text:list-item>
              <text:p text:style-name="P11">A parabola that opens downward.</text:p>
            </text:list-item>
          </text:list>
          <text:p text:style-name="P12"/>
        </text:list-item>
        <text:list-item>
          <text:p text:style-name="P13">The slope of a position-vs-time graph is best interpreted as - </text:p>
          <text:list>
            <text:list-item>
              <text:p text:style-name="P13">position</text:p>
            </text:list-item>
            <text:list-item>
              <text:p text:style-name="P13">velocity</text:p>
            </text:list-item>
            <text:list-item>
              <text:p text:style-name="P13">acceleration</text:p>
            </text:list-item>
            <text:list-item>
              <text:p text:style-name="P13">time</text:p>
            </text:list-item>
          </text:list>
          <text:p text:style-name="P14"/>
        </text:list-item>
        <text:list-item>
          <text:p text:style-name="P15">Which of the following graphs would best represent a <text:span text:style-name="T3">position</text:span>-vs-time graph of a falling object (where upward is positive)? </text:p>
        </text:list-item>
      </text:list>
      <text:p text:style-name="P7"><draw:g text:anchor-type="paragraph" draw:z-index="4" draw:style-name="gr1"><draw:line draw:name="Shape1" draw:style-name="gr2" draw:text-style-name="P22" svg:x1="0.2819in" svg:y1="0.0366in" svg:x2="0.3071in" svg:y2="2.2902in"><text:p text:style-name="P21"><text:span text:style-name="T6"/></text:p><text:p text:style-name="P21"><text:span text:style-name="T6">Position</text:span></text:p></draw:line><draw:line draw:name="Shape1" draw:style-name="gr3" draw:text-style-name="P22" svg:x1="0.2929in" svg:y1="1.1815in" svg:x2="1.4228in" svg:y2="1.1953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5" draw:style-name="gr1"><draw:line draw:name="Shape1" draw:style-name="gr2" draw:text-style-name="P22" svg:x1="1.9693in" svg:y1="0.0335in" svg:x2="1.9945in" svg:y2="2.287in"><text:p text:style-name="P21"><text:span text:style-name="T6"/></text:p><text:p text:style-name="P21"><text:span text:style-name="T6">Position</text:span></text:p></draw:line><draw:line draw:name="Shape1" draw:style-name="gr3" draw:text-style-name="P22" svg:x1="1.9795in" svg:y1="1.1791in" svg:x2="3.1094in" svg:y2="1.1929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6" draw:style-name="gr1"><draw:line draw:name="Shape1" draw:style-name="gr2" draw:text-style-name="P22" svg:x1="3.7154in" svg:y1="0.0346in" svg:x2="3.7406in" svg:y2="2.2882in"><text:p text:style-name="P21"><text:span text:style-name="T6"/></text:p><text:p text:style-name="P21"><text:span text:style-name="T6">Position</text:span></text:p></draw:line><draw:line draw:name="Shape1" draw:style-name="gr3" draw:text-style-name="P22" svg:x1="3.7264in" svg:y1="1.1795in" svg:x2="4.8563in" svg:y2="1.1933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7" draw:style-name="gr1"><draw:line draw:name="Shape1" draw:style-name="gr2" draw:text-style-name="P22" svg:x1="5.4236in" svg:y1="0.05in" svg:x2="5.4488in" svg:y2="2.3035in"><text:p text:style-name="P21"><text:span text:style-name="T6"/></text:p><text:p text:style-name="P21"><text:span text:style-name="T6">Position</text:span></text:p></draw:line><draw:line draw:name="Shape1" draw:style-name="gr3" draw:text-style-name="P22" svg:x1="5.4346in" svg:y1="1.1949in" svg:x2="6.5646in" svg:y2="1.2087in"><text:p text:style-name="P21"><text:span text:style-name="T6"/></text:p><text:p text:style-name="P21"><text:span text:style-name="T6"><text:s text:c="5"/></text:span><text:span text:style-name="T6">Time</text:span></text:p></draw:line></draw:g><draw:path text:anchor-type="paragraph" draw:z-index="10" draw:name="Shape2" draw:style-name="gr4" draw:text-style-name="P21" svg:width="1.3047in" svg:height="0.5122in" draw:transform="rotate (0.496546172192387) translate (3.49600333246409in 0.729025775297168in)" svg:viewBox="0 0 3315 1302" svg:d="M0 1302c2155 0 3306-1302 3306-1302l9 5"><text:p/></draw:path></text:p>
      <text:p text:style-name="P7"><draw:line text:anchor-type="paragraph" draw:z-index="8" draw:name="Shape1" draw:style-name="gr4" draw:text-style-name="P21" svg:x1="0.2819in" svg:y1="0.9906in" svg:x2="1.2319in" svg:y2="0.1043in"><text:p/></draw:line></text:p>
      <text:p text:style-name="P8">A<text:tab/> <text:s text:c="4"/>B<text:tab/>C<text:tab/> <text:s text:c="4"/>D</text:p>
      <text:p text:style-name="P6"/>
      <text:p text:style-name="P6"/>
      <text:p text:style-name="P6"/>
      <text:p text:style-name="P6"><draw:line text:anchor-type="paragraph" draw:z-index="9" draw:name="Shape1" draw:style-name="gr4" draw:text-style-name="P21" svg:x1="1.9945in" svg:y1="0.0098in" svg:x2="2.9862in" svg:y2="0.8114in"><text:p/></draw:line><draw:path text:anchor-type="paragraph" draw:z-index="11" draw:name="Shape3" draw:style-name="gr4" draw:text-style-name="P21" svg:width="1.5508in" svg:height="0.7878in" draw:transform="skewX (0.296356906988637) rotate (-0.312937534882584) translate (5.43472222222222in 0.0263888888888876in)" svg:viewBox="0 0 3940 2002" svg:d="M0 0c1718 0 3870 1939 3870 1939l70 63"><text:p/></draw:path></text:p>
      <text:p text:style-name="P6"/>
      <text:p text:style-name="P6"/>
      <text:p text:style-name="P6"/>
      <text:p text:style-name="P6"/>
      <text:p text:style-name="P3"/>
      <text:p text:style-name="P2"/>
      <text:list xml:id="list155233487215759" text:continue-numbering="true" text:style-name="L1">
        <text:list-item>
          <text:p text:style-name="P17">The area underneath a velocity-vs-time graph is best interpreted as - </text:p>
          <text:list>
            <text:list-item>
              <text:p text:style-name="P17">distance traveled.</text:p>
            </text:list-item>
            <text:list-item>
              <text:p text:style-name="P17">change in velocity</text:p>
            </text:list-item>
            <text:list-item>
              <text:p text:style-name="P17">acceleration</text:p>
            </text:list-item>
            <text:list-item>
              <text:p text:style-name="P17">time</text:p>
            </text:list-item>
          </text:list>
        </text:list-item>
      </text:list>
      <text:p text:style-name="P5"/>
      <text:list xml:id="list155232305055399" text:continue-numbering="true" text:style-name="L1">
        <text:list-item>
          <text:p text:style-name="P17">The <text:span text:style-name="T4">slope</text:span> <text:span text:style-name="T4">of </text:span>a velocity-vs-time graph is best interpreted as - </text:p>
          <text:list>
            <text:list-item>
              <text:p text:style-name="P17">distance traveled.</text:p>
            </text:list-item>
            <text:list-item>
              <text:p text:style-name="P17">change in velocity</text:p>
            </text:list-item>
            <text:list-item>
              <text:p text:style-name="P17">acceleration</text:p>
            </text:list-item>
            <text:list-item>
              <text:p text:style-name="P17">time</text:p>
            </text:list-item>
          </text:list>
        </text:list-item>
      </text:list>
      <text:p text:style-name="P5"/>
      <text:p text:style-name="P5"/>
      <text:list xml:id="list155233632614639" text:continue-numbering="true" text:style-name="L1">
        <text:list-item>
          <text:p text:style-name="P18"><text:soft-page-break/>Which of the following graphs could show an object in free-fall <text:span text:style-name="T5">(assume upward is positive)</text:span>?</text:p>
        </text:list-item>
      </text:list>
      <text:p text:style-name="P5"/>
      <text:list xml:id="list155232882739176" text:continue-numbering="true" text:style-name="L1">
        <text:list-header>
          <text:p text:style-name="P19"><draw:g text:anchor-type="paragraph" draw:z-index="12" draw:style-name="gr1"><draw:line draw:name="Shape1" draw:style-name="gr2" draw:text-style-name="P22" svg:x1="0.2819in" svg:y1="0.0366in" svg:x2="0.3071in" svg:y2="2.2902in"><text:p text:style-name="P21"><text:span text:style-name="T6"/></text:p><text:p text:style-name="P21"><text:span text:style-name="T6">Velocity</text:span></text:p></draw:line><draw:line draw:name="Shape1" draw:style-name="gr3" draw:text-style-name="P22" svg:x1="0.2929in" svg:y1="1.1815in" svg:x2="1.4228in" svg:y2="1.1953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13" draw:style-name="gr1"><draw:line draw:name="Shape1" draw:style-name="gr2" draw:text-style-name="P22" svg:x1="1.9693in" svg:y1="0.0335in" svg:x2="1.9945in" svg:y2="2.287in"><text:p text:style-name="P21"><text:span text:style-name="T6"/></text:p><text:p text:style-name="P21"><text:span text:style-name="T6">Velocity</text:span></text:p></draw:line><draw:line draw:name="Shape1" draw:style-name="gr3" draw:text-style-name="P22" svg:x1="1.9795in" svg:y1="1.1791in" svg:x2="3.1094in" svg:y2="1.1929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14" draw:style-name="gr1"><draw:line draw:name="Shape1" draw:style-name="gr2" draw:text-style-name="P22" svg:x1="3.7154in" svg:y1="0.0346in" svg:x2="3.7406in" svg:y2="2.2882in"><text:p text:style-name="P21"><text:span text:style-name="T6"/></text:p><text:p text:style-name="P21"><text:span text:style-name="T6">Velocity</text:span></text:p></draw:line><draw:line draw:name="Shape1" draw:style-name="gr3" draw:text-style-name="P22" svg:x1="3.7264in" svg:y1="1.1795in" svg:x2="4.8563in" svg:y2="1.1933in"><text:p text:style-name="P21"><text:span text:style-name="T6"/></text:p><text:p text:style-name="P21"><text:span text:style-name="T6"><text:s text:c="5"/></text:span><text:span text:style-name="T6">Time</text:span></text:p></draw:line></draw:g><draw:g text:anchor-type="paragraph" draw:z-index="15" draw:style-name="gr1"><draw:line draw:name="Shape1" draw:style-name="gr2" draw:text-style-name="P22" svg:x1="5.4835in" svg:y1="0.0209in" svg:x2="5.5087in" svg:y2="2.2744in"><text:p text:style-name="P21"><text:span text:style-name="T6"/></text:p><text:p text:style-name="P21"><text:span text:style-name="T6">Velocity</text:span></text:p></draw:line><draw:line draw:name="Shape1" draw:style-name="gr3" draw:text-style-name="P22" svg:x1="5.4945in" svg:y1="1.1657in" svg:x2="6.6244in" svg:y2="1.1795in"><text:p text:style-name="P21"><text:span text:style-name="T6"/></text:p><text:p text:style-name="P21"><text:span text:style-name="T6"><text:s text:c="5"/></text:span><text:span text:style-name="T6">Time</text:span></text:p></draw:line></draw:g><draw:path text:anchor-type="paragraph" draw:z-index="18" draw:name="Shape2" draw:style-name="gr4" draw:text-style-name="P21" svg:width="1.3047in" svg:height="0.5122in" draw:transform="rotate (0.496546172192387) translate (3.49600333246409in 0.729025775297168in)" svg:viewBox="0 0 3315 1302" svg:d="M0 1302c2155 0 3306-1302 3306-1302l9 5"><text:p/></draw:path></text:p>
          <text:p text:style-name="P19"><draw:line text:anchor-type="paragraph" draw:z-index="16" draw:name="Shape1" draw:style-name="gr4" draw:text-style-name="P21" svg:x1="0.2819in" svg:y1="0.9906in" svg:x2="1.2319in" svg:y2="0.1043in"><text:p/></draw:line></text:p>
          <text:p text:style-name="P20"/>
        </text:list-header>
      </text:list>
      <text:p text:style-name="P9">A<text:tab/> <text:s text:c="4"/>B<text:tab/>C<text:tab/> <text:s text:c="4"/>D</text:p>
      <text:list xml:id="list155232664097101" text:continue-numbering="true" text:style-name="L1">
        <text:list-header>
          <text:p text:style-name="P16"/>
          <text:p text:style-name="P16"><draw:path text:anchor-type="paragraph" draw:z-index="19" draw:name="Shape3" draw:style-name="gr4" draw:text-style-name="P21" svg:width="1.5508in" svg:height="0.7878in" draw:transform="skewX (0.296356906988637) rotate (-0.312937534882584) translate (5.50833333333333in 0.156944444444444in)" svg:viewBox="0 0 3940 2002" svg:d="M0 0c1718 0 3870 1939 3870 1939l70 63"><text:p/></draw:path></text:p>
        </text:list-header>
      </text:list>
      <text:p text:style-name="P4"><draw:line text:anchor-type="paragraph" draw:z-index="17" draw:name="Shape1" draw:style-name="gr4" draw:text-style-name="P21" svg:x1="1.9945in" svg:y1="0.0098in" svg:x2="2.9862in" svg:y2="0.811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08-02T15:52:31.457784371" text:date-adjust="PT24H00M00S">08/03/17</text:date> <text:s text:c="11"/></text:p>
      </style:header>
      <style:footer>
        <text:p text:style-name="MP1">1<text:span text:style-name="MT1">st</text:span> Nine Weeks<text:tab/><text:page-number text:select-page="current">2</text:page-number>/<text:page-count>2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29M56S</meta:editing-duration>
    <meta:editing-cycles>37</meta:editing-cycles>
    <meta:generator>LibreOffice/5.2.7.2$Linux_X86_64 LibreOffice_project/20$Build-2</meta:generator>
    <meta:initial-creator>Jonas Williamson</meta:initial-creator>
    <dc:date>2017-06-20T21:15:03.811366262</dc:date>
    <meta:document-statistic meta:table-count="0" meta:image-count="2" meta:object-count="0" meta:page-count="2" meta:paragraph-count="27" meta:word-count="199" meta:character-count="1108" meta:non-whitespace-character-count="896"/>
  </office:meta>
</office:document-meta>
</file>